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style:shadow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style:shadow="none" fo:border-top="non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SUM([.C1:.C6])" office:value-type="float" office:value="1692" calcext:value-type="float">
            <text:p>1692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2" calcext:value-type="float">
            <text:p>432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82" calcext:value-type="float">
            <text:p>582</text:p>
          </table:table-cell>
          <table:table-cell table:style-name="ce1" table:formula="of:=SUM([.C7:.C9])" office:value-type="float" office:value="2364" calcext:value-type="float">
            <text:p>2364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82" calcext:value-type="float">
            <text:p>582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2120" calcext:value-type="float">
            <text:p>212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Plank</text:p>
          </table:table-cell>
          <table:table-cell table:style-name="ce2" table:number-columns-repeated="3"/>
          <table:table-cell table:style-name="ce4" table:formula="of:=SUM([.E1:.E13])" office:value-type="float" office:value="6" calcext:value-type="float">
            <text:p>6</text:p>
          </table:table-cell>
          <table:table-cell table:style-name="ce6" office:value-type="string" calcext:value-type="string">
            <text:p>240x30</text:p>
          </table:table-cell>
          <table:table-cell table:style-name="ce6" office:value-type="string" calcext:value-type="string">
            <text:p>cm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SUM([.C17:.C23])" office:value-type="float" office:value="1730" calcext:value-type="float">
            <text:p>173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265" calcext:value-type="float">
            <text:p>2265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Plank</text:p>
          </table:table-cell>
          <table:table-cell table:style-name="ce2" table:number-columns-repeated="3"/>
          <table:table-cell table:style-name="ce4" table:formula="of:=SUM([.E24:.E32])" office:value-type="float" office:value="9" calcext:value-type="float">
            <text:p>9</text:p>
          </table:table-cell>
          <table:table-cell table:style-name="ce6" office:value-type="string" calcext:value-type="string">
            <text:p>240x40</text:p>
          </table:table-cell>
          <table:table-cell table:style-name="ce6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nons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m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b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helves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iec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nchor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helves</text:p>
          </table:table-cell>
          <table:table-cell table:style-name="ce2"/>
          <table:table-cell table:style-name="ce2" table:formula="of:=20*4" office:value-type="float" office:value="80" calcext:value-type="float">
            <text:p>80</text:p>
          </table:table-cell>
          <table:table-cell table:style-name="ce8"/>
          <table:table-cell table:style-name="ce8" office:value-type="string" calcext:value-type="string">
            <text:p>piec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-Profile stee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40 x 2</text:p>
          </table:table-cell>
          <table:table-cell table:style-name="ce8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linth</text:p>
          </table:table-cell>
          <table:table-cell table:style-name="ce3" table:formula="of:=2400+280" office:value-type="float" office:value="2680" calcext:value-type="float">
            <text:p>2680</text:p>
          </table:table-cell>
          <table:table-cell table:style-name="ce3"/>
          <table:table-cell table:style-name="ce3" office:value-type="string" calcext:value-type="string">
            <text:p>1m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50 x 3</text:p>
          </table:table-cell>
          <table:table-cell table:style-name="ce9" office:value-type="string" calcext:value-type="string">
            <text:p>cm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1:Sheet1.L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style:writing-mode="lr-tb"/>
      <style:header-style>
        <style:header-footer-properties fo:min-height="9.98mm" fo:margin-left="0mm" fo:margin-right="0mm" fo:margin-bottom="4.99mm" fo:border="none" fo:padding="0mm" style:shadow="none" fo:background-color="#cccccc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Shelf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4:30:05.116190906</meta:creation-date>
    <dc:date>2019-02-02T15:38:51.471363310</dc:date>
    <meta:editing-duration>PT38M2S</meta:editing-duration>
    <meta:editing-cycles>8</meta:editing-cycles>
    <meta:generator>LibreOffice/6.0.7.3$Linux_X86_64 LibreOffice_project/00m0$Build-3</meta:generator>
    <meta:print-date>2019-02-02T15:23:06.811531371</meta:print-date>
    <meta:document-statistic meta:table-count="1" meta:cell-count="137" meta:object-count="0"/>
    <meta:user-defined meta:name="qrichtext">1</meta:user-defined>
  </office:meta>
</office:document-meta>
</file>